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5.691cm" svg:y="0.047cm">
            <draw:object draw:notify-on-update-of-ranges="Feuille1.A2:Feuille1.A3 Feuille1.B1:Feuille1.B1 Feuille1.B2:Feui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b req/s</text:p>
          </table:table-cell>
        </table:table-row>
        <table:table-row table:style-name="ro1">
          <table:table-cell office:value-type="string" calcext:value-type="string">
            <text:p>Pyramid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veltekit</text:p>
          </table:table-cell>
          <table:table-cell office:value-type="float" office:value="1028" calcext:value-type="float">
            <text:p>1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Thomas</meta:initial-creator>
    <meta:creation-date>2023-03-16T10:17:22.304856409</meta:creation-date>
    <dc:date>2023-03-16T10:31:00.472609912</dc:date>
    <dc:creator>Bruno Thomas</dc:creator>
    <meta:editing-duration>PT7M20S</meta:editing-duration>
    <meta:editing-cycles>2</meta:editing-cycles>
    <meta:generator>LibreOffice/7.3.7.2$Linux_X86_64 LibreOffice_project/30$Build-2</meta:generator>
    <meta:document-statistic meta:table-count="1" meta:cell-count="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Nombre de req/s - GET BDD 8 clients</text:p>
        </chart:title>
        <chart:legend chart:legend-position="end" svg:x="14.001cm" svg:y="4.201cm" style:legend-expansion="high" chart:style-name="ch3"/>
        <chart:plot-area chart:style-name="ch4" table:cell-range-address="Feuille1.A1:Feuille1.B3" chart:data-source-has-labels="both" svg:x="0.32cm" svg:y="1.275cm" svg:width="13.361cm" svg:height="7.545cm">
          <chart:coordinate-region svg:x="1.312cm" svg:y="1.475cm" svg:width="12.369cm" svg:height="6.698cm"/>
          <chart:axis chart:dimension="x" chart:name="primary-x" chart:style-name="ch5" chartooo:axis-type="auto">
            <chartooo:date-scale/>
            <chart:categories table:cell-range-address="Feuille1.A2:Feuille1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3" chart:label-cell-address="Feuille1.B1:Feuille1.B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req/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ramid</text:p>
                <draw:g>
                  <svg:desc>Feuille1.A2:Feuille1.A3</svg:desc>
                </draw:g>
              </table:table-cell>
              <table:table-cell office:value-type="float" office:value="297">
                <text:p>297</text:p>
                <draw:g>
                  <svg:desc>Feuille1.B2:Feuille1.B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028">
                <text:p>1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